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110d" officeooo:paragraph-rsid="003b110d"/>
    </style:style>
    <style:style style:name="P2" style:family="paragraph" style:parent-style-name="Text_20_body">
      <style:text-properties officeooo:paragraph-rsid="003cdf87"/>
    </style:style>
    <style:style style:name="P3" style:family="paragraph" style:parent-style-name="Text_20_body">
      <style:text-properties officeooo:paragraph-rsid="00412a00"/>
    </style:style>
    <style:style style:name="P4" style:family="paragraph" style:parent-style-name="Text_20_body">
      <style:text-properties officeooo:rsid="00412a00" officeooo:paragraph-rsid="00412a00"/>
    </style:style>
    <style:style style:name="P5" style:family="paragraph" style:parent-style-name="Text_20_body">
      <style:text-properties fo:font-style="normal" officeooo:rsid="00421c92" officeooo:paragraph-rsid="00421c92" style:font-style-asian="normal" style:font-style-complex="normal"/>
    </style:style>
    <style:style style:name="P6" style:family="paragraph" style:parent-style-name="Text_20_body">
      <style:text-properties fo:font-style="normal" officeooo:rsid="004a308b" officeooo:paragraph-rsid="004a308b" style:font-style-asian="normal" style:font-style-complex="normal"/>
    </style:style>
    <style:style style:name="P7" style:family="paragraph" style:parent-style-name="Text_20_body">
      <style:text-properties officeooo:paragraph-rsid="0043aef4"/>
    </style:style>
    <style:style style:name="P8" style:family="paragraph" style:parent-style-name="Text_20_body">
      <style:text-properties officeooo:rsid="004501ce" officeooo:paragraph-rsid="004501ce"/>
    </style:style>
    <style:style style:name="P9" style:family="paragraph" style:parent-style-name="Text_20_body">
      <style:text-properties officeooo:rsid="004501ce" officeooo:paragraph-rsid="004759bc"/>
    </style:style>
    <style:style style:name="P10" style:family="paragraph" style:parent-style-name="Text_20_body">
      <style:text-properties officeooo:paragraph-rsid="004501ce"/>
    </style:style>
    <style:style style:name="P11" style:family="paragraph" style:parent-style-name="Text_20_body">
      <style:text-properties officeooo:paragraph-rsid="004759bc"/>
    </style:style>
    <style:style style:name="P12" style:family="paragraph" style:parent-style-name="Text_20_body">
      <style:text-properties officeooo:rsid="004a308b" officeooo:paragraph-rsid="00421c92"/>
    </style:style>
    <style:style style:name="P13" style:family="paragraph" style:parent-style-name="Text_20_body">
      <style:text-properties officeooo:rsid="005c2d55" officeooo:paragraph-rsid="005c2d55"/>
    </style:style>
    <style:style style:name="P14" style:family="paragraph" style:parent-style-name="Standard">
      <style:text-properties officeooo:rsid="001821b5" officeooo:paragraph-rsid="001821b5"/>
    </style:style>
    <style:style style:name="P15" style:family="paragraph" style:parent-style-name="codigo">
      <style:text-properties officeooo:paragraph-rsid="00421c92"/>
    </style:style>
    <style:style style:name="P16" style:family="paragraph" style:parent-style-name="codigo">
      <style:text-properties officeooo:rsid="00421c92" officeooo:paragraph-rsid="00421c92"/>
    </style:style>
    <style:style style:name="P17" style:family="paragraph" style:parent-style-name="codigo_20_solucion">
      <style:text-properties officeooo:paragraph-rsid="00412a00"/>
    </style:style>
    <style:style style:name="P18" style:family="paragraph" style:parent-style-name="codigo_20_solucion">
      <style:text-properties officeooo:rsid="00412a00" officeooo:paragraph-rsid="00412a00"/>
    </style:style>
    <style:style style:name="P19" style:family="paragraph" style:parent-style-name="codigo_20_solucion">
      <style:text-properties officeooo:rsid="00412a00" officeooo:paragraph-rsid="004501ce"/>
    </style:style>
    <style:style style:name="P20" style:family="paragraph" style:parent-style-name="codigo_20_solucion">
      <style:text-properties officeooo:rsid="00412a00" officeooo:paragraph-rsid="005176ea"/>
    </style:style>
    <style:style style:name="P21" style:family="paragraph" style:parent-style-name="codigo_20_solucion">
      <style:text-properties officeooo:paragraph-rsid="00421c92"/>
    </style:style>
    <style:style style:name="P22" style:family="paragraph" style:parent-style-name="codigo_20_solucion">
      <style:text-properties officeooo:paragraph-rsid="0043aef4"/>
    </style:style>
    <style:style style:name="P23" style:family="paragraph" style:parent-style-name="codigo_20_solucion">
      <style:text-properties officeooo:rsid="004501ce" officeooo:paragraph-rsid="004501ce"/>
    </style:style>
    <style:style style:name="P24" style:family="paragraph" style:parent-style-name="codigo_20_solucion">
      <style:text-properties officeooo:rsid="004501ce" officeooo:paragraph-rsid="004759bc"/>
    </style:style>
    <style:style style:name="P25" style:family="paragraph" style:parent-style-name="codigo_20_solucion">
      <style:text-properties officeooo:rsid="004501ce" officeooo:paragraph-rsid="005c2d55"/>
    </style:style>
    <style:style style:name="P26" style:family="paragraph" style:parent-style-name="codigo_20_solucion">
      <style:text-properties officeooo:paragraph-rsid="004501ce"/>
    </style:style>
    <style:style style:name="P27" style:family="paragraph" style:parent-style-name="codigo_20_solucion">
      <style:text-properties officeooo:paragraph-rsid="004759bc"/>
    </style:style>
    <style:style style:name="P28" style:family="paragraph" style:parent-style-name="codigo_20_solucion">
      <style:text-properties officeooo:paragraph-rsid="004a308b"/>
    </style:style>
    <style:style style:name="P29" style:family="paragraph" style:parent-style-name="codigo_20_solucion">
      <style:text-properties officeooo:rsid="004a4a93" officeooo:paragraph-rsid="004a4a93"/>
    </style:style>
    <style:style style:name="P30" style:family="paragraph" style:parent-style-name="codigo_20_solucion">
      <style:text-properties officeooo:rsid="004a4a93" officeooo:paragraph-rsid="004b1687"/>
    </style:style>
    <style:style style:name="P31" style:family="paragraph" style:parent-style-name="codigo_20_solucion">
      <style:text-properties officeooo:rsid="004b1687" officeooo:paragraph-rsid="004b1687"/>
    </style:style>
    <style:style style:name="P32" style:family="paragraph" style:parent-style-name="codigo_20_solucion">
      <style:text-properties officeooo:paragraph-rsid="004b1687"/>
    </style:style>
    <style:style style:name="P33" style:family="paragraph" style:parent-style-name="codigo_20_solucion">
      <style:text-properties officeooo:rsid="004f6aaa" officeooo:paragraph-rsid="004f6aaa"/>
    </style:style>
    <style:style style:name="P34" style:family="paragraph" style:parent-style-name="codigo_20_solucion">
      <style:text-properties officeooo:rsid="004fb427" officeooo:paragraph-rsid="004fb427"/>
    </style:style>
    <style:style style:name="P35" style:family="paragraph" style:parent-style-name="codigo_20_solucion">
      <style:text-properties officeooo:rsid="004fd5e3" officeooo:paragraph-rsid="004fd5e3"/>
    </style:style>
    <style:style style:name="P36" style:family="paragraph" style:parent-style-name="codigo_20_solucion">
      <style:text-properties officeooo:rsid="005176ea" officeooo:paragraph-rsid="005176ea"/>
    </style:style>
    <style:style style:name="P37" style:family="paragraph" style:parent-style-name="codigo_20_solucion">
      <style:text-properties officeooo:paragraph-rsid="0058e404"/>
    </style:style>
    <style:style style:name="P38" style:family="paragraph" style:parent-style-name="codigo_20_solucion">
      <style:text-properties officeooo:paragraph-rsid="005a76e2"/>
    </style:style>
    <style:style style:name="P39" style:family="paragraph" style:parent-style-name="Text_20_body">
      <style:text-properties fo:font-style="normal" officeooo:rsid="003b110d" officeooo:paragraph-rsid="004a308b" style:font-style-asian="normal" style:font-style-complex="normal"/>
    </style:style>
    <style:style style:name="P40" style:family="paragraph" style:parent-style-name="codigo_20_solucion">
      <style:text-properties officeooo:paragraph-rsid="005fe912"/>
    </style:style>
    <style:style style:name="P41" style:family="paragraph" style:parent-style-name="codigo_20_solucion">
      <style:text-properties officeooo:paragraph-rsid="004a308b"/>
    </style:style>
    <style:style style:name="P42" style:family="paragraph" style:parent-style-name="codigo_20_solucion">
      <style:text-properties officeooo:paragraph-rsid="00421c92"/>
    </style:style>
    <style:style style:name="P43" style:family="paragraph" style:parent-style-name="codigo_20_solucion">
      <style:text-properties officeooo:rsid="00638ee2" officeooo:paragraph-rsid="00638ee2"/>
    </style:style>
    <style:style style:name="P44" style:family="paragraph" style:parent-style-name="Heading_20_1">
      <style:text-properties officeooo:rsid="0040cc11" officeooo:paragraph-rsid="0040cc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c92" style:font-style-asian="normal" style:font-style-complex="normal"/>
    </style:style>
    <style:style style:name="T3" style:family="text">
      <style:text-properties officeooo:rsid="00412a00"/>
    </style:style>
    <style:style style:name="T4" style:family="text">
      <style:text-properties officeooo:rsid="00421c92"/>
    </style:style>
    <style:style style:name="T5" style:family="text">
      <style:text-properties officeooo:rsid="00427736"/>
    </style:style>
    <style:style style:name="T6" style:family="text">
      <style:text-properties officeooo:rsid="0043ae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aef4" style:font-weight-asian="bold" style:font-weight-complex="bold"/>
    </style:style>
    <style:style style:name="T9" style:family="text">
      <style:text-properties fo:font-weight="bold" officeooo:rsid="004501ce" style:font-weight-asian="bold" style:font-weight-complex="bold"/>
    </style:style>
    <style:style style:name="T10" style:family="text">
      <style:text-properties fo:font-weight="bold" officeooo:rsid="0048d87d" style:font-weight-asian="bold" style:font-weight-complex="bold"/>
    </style:style>
    <style:style style:name="T11" style:family="text">
      <style:text-properties officeooo:rsid="004501ce"/>
    </style:style>
    <style:style style:name="T12" style:family="text">
      <style:text-properties officeooo:rsid="00453736"/>
    </style:style>
    <style:style style:name="T13" style:family="text">
      <style:text-properties officeooo:rsid="004759bc"/>
    </style:style>
    <style:style style:name="T14" style:family="text">
      <style:text-properties fo:font-weight="normal" officeooo:rsid="004759bc" style:font-weight-asian="normal" style:font-weight-complex="normal"/>
    </style:style>
    <style:style style:name="T15" style:family="text">
      <style:text-properties officeooo:rsid="0048d87d"/>
    </style:style>
    <style:style style:name="T16" style:family="text">
      <style:text-properties officeooo:rsid="004b673a"/>
    </style:style>
    <style:style style:name="T17" style:family="text">
      <style:text-properties officeooo:rsid="004f6dfc"/>
    </style:style>
    <style:style style:name="T18" style:family="text">
      <style:text-properties officeooo:rsid="004fb427"/>
    </style:style>
    <style:style style:name="T19" style:family="text">
      <style:text-properties officeooo:rsid="00514796"/>
    </style:style>
    <style:style style:name="T20" style:family="text">
      <style:text-properties officeooo:rsid="005f6068"/>
    </style:style>
    <style:style style:name="T21" style:family="text">
      <style:text-properties officeooo:rsid="00638e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Escenario I</text:h>
      <text:p text:style-name="P14"/>
      <text:p text:style-name="Text_20_body">Importa a máquina virtual Debian (DebianBaseAXBD.ova) desde as carpetas compartida (/public/segundo/ASXBD/).</text:p>
      <text:p text:style-name="P2">Conéctate por <text:s/>SSH á máquina virtual (modo bridge - ip propio en rede local): usuario:administrador</text:p>
      <text:p text:style-name="P2">Descarga desde o repositorio os scripts para a creación e poboación da base de datos:</text:p>
      <text:p text:style-name="P2"><text:a xlink:type="simple" xlink:href="https://github.com/monfero/asxbd" text:style-name="Internet_20_link" text:visited-style-name="Visited_20_Internet_20_Link">https://github.com/monfero/asxbd</text:a> </text:p>
      <text:p text:style-name="P17"><text:span text:style-name="T3">root@debianBase:~# </text:span><text:s/></text:p>
      <text:p text:style-name="P17"/>
      <text:p text:style-name="P29">create.sql :</text:p>
      <text:p text:style-name="P29"/>
      <text:p text:style-name="P29">CREATE DATABASE IF NOT EXISTS Escenario_1;</text:p>
      <text:p text:style-name="P29"/>
      <text:p text:style-name="P29">use Escenario_1;</text:p>
      <text:p text:style-name="P29"/>
      <text:p text:style-name="P29">CREATE TABLE persoa (</text:p>
      <text:p text:style-name="P29">id_persoa INT, </text:p>
      <text:p text:style-name="P29">nome VARCHAR(30),</text:p>
      <text:p text:style-name="P29">nif char(9), </text:p>
      <text:p text:style-name="P29">apelido VARCHAR(50),</text:p>
      <text:p text:style-name="P29">idade int);</text:p>
      <text:p text:style-name="P29"/>
      <text:p text:style-name="P29">CREATE TABLE adulto (</text:p>
      <text:p text:style-name="P29">id_persoa INT, </text:p>
      <text:p text:style-name="P29">nome VARCHAR(30),</text:p>
      <text:p text:style-name="P29">apelido VARCHAR(50),</text:p>
      <text:p text:style-name="P29">tipo VARCHAR(10));</text:p>
      <text:p text:style-name="P29"/>
      <text:p text:style-name="P29">CREATE TABLE menor (</text:p>
      <text:p text:style-name="P29">id_persoa INT, </text:p>
      <text:p text:style-name="P29">nome VARCHAR(30),</text:p>
      <text:p text:style-name="P29">apelido VARCHAR(50),</text:p>
      <text:p text:style-name="P29">tipo VARCHAR(10));</text:p>
      <text:p text:style-name="P17"/>
      <text:p text:style-name="P2"/>
      <text:p text:style-name="P2">Crea a base de datos <text:span text:style-name="T8">escenario1</text:span><text:span text:style-name="T6"> </text:span>desde a consola de mysql co usuario root:</text:p>
      <text:p text:style-name="P17">MariaDB [<text:span text:style-name="T3">(none)</text:span>]&gt; </text:p>
      <text:p text:style-name="P17"/>
      <text:p text:style-name="P30">CREATE DATABASE IF NOT EXISTS Escenario_1;</text:p>
      <text:p text:style-name="P30"/>
      <text:p text:style-name="P30">use Escenario_1;</text:p>
      <text:p text:style-name="P30"/>
      <text:p text:style-name="P30">CREATE TABLE persoa (</text:p>
      <text:p text:style-name="P30">id_persoa INT, </text:p>
      <text:p text:style-name="P30">nome VARCHAR(30),</text:p>
      <text:p text:style-name="P30">nif char(9), </text:p>
      <text:p text:style-name="P30">apelido VARCHAR(50),</text:p>
      <text:p text:style-name="P30">idade int);</text:p>
      <text:p text:style-name="P30"/>
      <text:p text:style-name="P30">CREATE TABLE adulto (</text:p>
      <text:p text:style-name="P30">id_persoa INT, </text:p>
      <text:p text:style-name="P30">nome VARCHAR(30),</text:p>
      <text:p text:style-name="P30">apelido VARCHAR(50),</text:p>
      <text:p text:style-name="P30">tipo VARCHAR(10));</text:p>
      <text:p text:style-name="P30"/>
      <text:p text:style-name="P30">CREATE TABLE menor (</text:p>
      <text:p text:style-name="P30"><text:soft-page-break/>id_persoa INT, </text:p>
      <text:p text:style-name="P30">nome VARCHAR(30),</text:p>
      <text:p text:style-name="P30">apelido VARCHAR(50),</text:p>
      <text:p text:style-name="P30">tipo VARCHAR(10));</text:p>
      <text:p text:style-name="P32"/>
      <text:p text:style-name="P17"/>
      <text:p text:style-name="P3"/>
      <text:p text:style-name="P7"><text:span text:style-name="T6">Crea as táboas na base de </text:span>datos <text:span text:style-name="T6">escenario1 utilizando o script de creación que descargaches de github. Utiliza</text:span> a liña de comandos bash:<text:span text:style-name="T6"> </text:span></text:p>
      <text:p text:style-name="P22"><text:span text:style-name="T3">root@debianBase:~# </text:span><text:s/></text:p>
      <text:p text:style-name="P22"/>
      <text:p text:style-name="P31">mysql -u root -p <text:span text:style-name="T16">&lt;</text:span> create.sql</text:p>
      <text:p text:style-name="P31"/>
      <text:p text:style-name="P31">MariaDB [(none)]&gt; show databases</text:p>
      <text:p text:style-name="P31"><text:s text:c="4"/>-&gt; ;</text:p>
      <text:p text:style-name="P31">+--------------------+</text:p>
      <text:p text:style-name="P31">| Database <text:s text:c="10"/>|</text:p>
      <text:p text:style-name="P31">+--------------------+</text:p>
      <text:p text:style-name="P31">| Escenario_1 <text:s text:c="7"/>|</text:p>
      <text:p text:style-name="P31">| information_schema |</text:p>
      <text:p text:style-name="P31">| mysql <text:s text:c="13"/>|</text:p>
      <text:p text:style-name="P31">| performance_schema |</text:p>
      <text:p text:style-name="P31">+--------------------+</text:p>
      <text:p text:style-name="P31">4 rows in set (0.05 sec)</text:p>
      <text:p text:style-name="P31"/>
      <text:p text:style-name="P31">MariaDB [(none)]&gt; use Escenario_1;</text:p>
      <text:p text:style-name="P31">Reading table information for completion of table and column names</text:p>
      <text:p text:style-name="P31">You can turn off this feature to get a quicker startup with -A</text:p>
      <text:p text:style-name="P31"/>
      <text:p text:style-name="P31">Database changed</text:p>
      <text:p text:style-name="P31">MariaDB [Escenario_1]&gt; show tables</text:p>
      <text:p text:style-name="P31"><text:s text:c="4"/>-&gt; ;</text:p>
      <text:p text:style-name="P31">+-----------------------+</text:p>
      <text:p text:style-name="P31">| Tables_in_Escenario_1 |</text:p>
      <text:p text:style-name="P31">+-----------------------+</text:p>
      <text:p text:style-name="P31">| adulto <text:s text:c="15"/>|</text:p>
      <text:p text:style-name="P31">| menor <text:s text:c="16"/>|</text:p>
      <text:p text:style-name="P31">| persoa <text:s text:c="15"/>|</text:p>
      <text:p text:style-name="P31">+-----------------------+</text:p>
      <text:p text:style-name="P31">3 rows in set (0.00 sec)</text:p>
      <text:p text:style-name="P22"/>
      <text:p text:style-name="P7"/>
      <text:p text:style-name="P2">Crea un usuario <text:span text:style-name="T7">co teu nome</text:span> con <text:span text:style-name="T6">todos os </text:span>permisos sobre <text:span text:style-name="T6">a base de datos escenario1 e conexión remota desde outra máquina:</text:span></text:p>
      <text:p text:style-name="P17">MariaDB [<text:span text:style-name="T3">(none)</text:span>]&gt; </text:p>
      <text:p text:style-name="P17"/>
      <text:p text:style-name="P17">MariaDB [Escenario_1]&gt; GRANT ALL ON Escenaro_1.* TO kamila@192.168.2.122 IDENTIFIED BY 'zxc123.';</text:p>
      <text:p text:style-name="P17">Query OK, 0 rows affected (0.01 sec)</text:p>
      <text:p text:style-name="P17"/>
      <text:p text:style-name="P2"/>
      <text:p text:style-name="P8">Configura mysql para que permita a conexión remota. Explica que cambios fixeches:</text:p>
      <text:p text:style-name="P23"/>
      <text:p text:style-name="P35">En fichero de configuración (cual es depende de versión y ‘distribución’ de MySQL/MariaDB) e comentar a liña ‘skip-networking’. A mesmo tempo hai que asegurarse que bind-address apunta a IP do servidor <text:span text:style-name="T19">( o 0.0.0.0) </text:span>no a loopback address (no queremos 127.0.0.1 ).</text:p>
      <text:p text:style-name="P33">Para conectarse a un servidor concreto a un servidor MySQL este tiene que ter permisos para conectarse de dicha maquina. Es decir un usuario bob con permisos <text:soft-page-break/>a conectarse a base de datos en propio servidor (@localhost) para MySQL no es o mesmo usuario <text:span text:style-name="T18">que </text:span>bob que se conecta a dicha maquina desde cliente con IP 10.2.5.16 . <text:span text:style-name="T17">Hai que dar permisos específicos para cada conexión. Esto se fai con comando GRANT. Por exempo si queremos que bob se conecta desde 10.2.5.16 con todos os permisos a todas as bases no servidor temos que executar desde o servidor o comando:</text:span></text:p>
      <text:p text:style-name="P34">GRANT ALL ON *.* TO <text:a xlink:type="simple" xlink:href="mailto:bob@10.2.5.16" text:style-name="Internet_20_link" text:visited-style-name="Visited_20_Internet_20_Link">bob@10.2.5.16</text:a> IDENTIFIED BY ‘contrasenaldobob’;</text:p>
      <text:p text:style-name="P23"/>
      <text:p text:style-name="P8"/>
      <text:p text:style-name="P8">Conéctate a mysql desde a túa máquina de xeito remoto. Utiliza o usuario “co teu nome” que creaches antes.</text:p>
      <text:p text:style-name="P26"><text:span text:style-name="T11">UsuarioLocal@oTeuHost:~# </text:span><text:s/></text:p>
      <text:p text:style-name="P23"/>
      <text:p text:style-name="P23">kbertran2017@inf-208:~$ mysql -u kamila -p -h 192.168.2.156</text:p>
      <text:p text:style-name="P23">Enter password: </text:p>
      <text:p text:style-name="P23">Welcome to the MySQL monitor. <text:s/>Commands end with ; or \g.</text:p>
      <text:p text:style-name="P23">Your MySQL connection id is 2</text:p>
      <text:p text:style-name="P23">Server version: 5.5.5-10.1.37-MariaDB-0+deb9u1 Debian 9.6</text:p>
      <text:p text:style-name="P23"/>
      <text:p text:style-name="P23">Copyright (c) 2000, 2018, Oracle and/or its affiliates. All rights reserved.</text:p>
      <text:p text:style-name="P23"/>
      <text:p text:style-name="P23">Oracle is a registered trademark of Oracle Corporation and/or its</text:p>
      <text:p text:style-name="P23">affiliates. Other names may be trademarks of their respective</text:p>
      <text:p text:style-name="P23">owners.</text:p>
      <text:p text:style-name="P23"/>
      <text:p text:style-name="P23">Type 'help;' or '\h' for help. Type '\c' to clear the current input statement.</text:p>
      <text:p text:style-name="P23"/>
      <text:p text:style-name="P23">mysql&gt; </text:p>
      <text:p text:style-name="P23"/>
      <text:p text:style-name="P2"/>
      <text:p text:style-name="P2">Crea <text:span text:style-name="T11">unha</text:span> función <text:span text:style-name="T9">maiorDeIdade(...)</text:span><text:span text:style-name="T11"> </text:span>que <text:span text:style-name="T11">recibe un valor enteiro e devolve [0|1] se o valor [non é|é] maior ou igual que 18.</text:span></text:p>
      <text:p text:style-name="P4">Código:</text:p>
      <text:p text:style-name="P16">DELIMITER $$</text:p>
      <text:p text:style-name="P16">DROP FUNCTION IF EXISTS maiorDeldade $$</text:p>
      <text:p text:style-name="P16">CREATE FUNCTION maiorDeldade(numero int)</text:p>
      <text:p text:style-name="P16"><text:s text:c="8"/>RETURNS INT</text:p>
      <text:p text:style-name="P16">BEGIN</text:p>
      <text:p text:style-name="P16"><text:s text:c="8"/>DECLARE res INT;</text:p>
      <text:p text:style-name="P16"><text:s text:c="8"/>IF numero&lt;18 THEN SET res=1;</text:p>
      <text:p text:style-name="P16"><text:s text:c="8"/>ELSE SET res=0;</text:p>
      <text:p text:style-name="P16"><text:s text:c="8"/>END IF;</text:p>
      <text:p text:style-name="P16"><text:s text:c="8"/>RETURN(res);</text:p>
      <text:p text:style-name="P16">END;</text:p>
      <text:p text:style-name="P16">$$</text:p>
      <text:p text:style-name="P16"/>
      <text:p text:style-name="P16">DELIMITER ;</text:p>
      <text:p text:style-name="P4"/>
      <text:p text:style-name="P4">Carga da función na consola de mysql:</text:p>
      <text:p text:style-name="P17">MariaDB [<text:span text:style-name="T3">(escenario1)</text:span>]&gt; </text:p>
      <text:p text:style-name="P18"/>
      <text:p text:style-name="P36">mysql&gt; source maiorDeldade.sql</text:p>
      <text:p text:style-name="P36">Query OK, 0 rows affected (0.00 sec)</text:p>
      <text:p text:style-name="P18"/>
      <text:p text:style-name="P2"/>
      <text:p text:style-name="P8">Comproba o funcionamento da función para o valor 15:</text:p>
      <text:p text:style-name="P26"><text:soft-page-break/>MariaDB [<text:span text:style-name="T3">(escenario1)</text:span>]&gt; </text:p>
      <text:p text:style-name="P19"/>
      <text:p text:style-name="P20">MariaDB [(escenario1)]&gt; select maiorDeldade(15);</text:p>
      <text:p text:style-name="P19">+------------------+</text:p>
      <text:p text:style-name="P19">| maiorDeldade(15) |</text:p>
      <text:p text:style-name="P19">+------------------+</text:p>
      <text:p text:style-name="P19">| <text:s text:c="15"/>1 |</text:p>
      <text:p text:style-name="P19">+------------------+</text:p>
      <text:p text:style-name="P19">1 row in set (0.00 sec)</text:p>
      <text:p text:style-name="P19"/>
      <text:p text:style-name="P2"/>
      <text:p text:style-name="P8">Comproba o funcionamento da función para o valor 30:</text:p>
      <text:p text:style-name="P26">MariaDB [<text:span text:style-name="T3">(escenario1)</text:span>]&gt; select maiorDeldade(30);</text:p>
      <text:p text:style-name="P26">+------------------+</text:p>
      <text:p text:style-name="P26">| maiorDeldade(30) |</text:p>
      <text:p text:style-name="P26">+------------------+</text:p>
      <text:p text:style-name="P26">| <text:s text:c="15"/>0 |</text:p>
      <text:p text:style-name="P26">+------------------+</text:p>
      <text:p text:style-name="P26">1 row in set (0.00 sec)</text:p>
      <text:p text:style-name="P10"/>
      <text:p text:style-name="P2">Crea <text:span text:style-name="T11">un</text:span> procedemento <text:span text:style-name="T11">chamado </text:span><text:span text:style-name="T9">LogPersoas(...)</text:span><text:span text:style-name="T11">.</text:span></text:p>
      <text:p text:style-name="P8">O rexistro recibe un id, un nome, e un apelido e unha idade.</text:p>
      <text:p text:style-name="P8">Se a persoa é maior de idade engade un rexistro á táboa <text:span text:style-name="T7">adulto</text:span><text:span text:style-name="T14"> (tipo=”adulto”)</text:span></text:p>
      <text:p text:style-name="P9">Se a persoa é menor engade un rexistro á táboa <text:span text:style-name="T7">menor</text:span><text:span text:style-name="T14"> (tipo=”menor”)</text:span></text:p>
      <text:p text:style-name="P8">Dentro do procedemento tes que facer uso da función MaiorDeIdade() que definiches antes.</text:p>
      <text:p text:style-name="P4">Código:</text:p>
      <text:p text:style-name="P15"/>
      <text:p text:style-name="P15">DELIMITER $$</text:p>
      <text:p text:style-name="P15">DROP PROCEDURE IF EXISTS LogPersoas$$</text:p>
      <text:p text:style-name="P15">CREATE PROCEDURE LogPersoas(a INT, b VARCHAR(30), c VARCHAR(50), d INT)</text:p>
      <text:p text:style-name="P15">BEGIN</text:p>
      <text:p text:style-name="P15"><text:s text:c="8"/>IF (select maiorDeldade(d))=0</text:p>
      <text:p text:style-name="P15"><text:s text:c="8"/>THEN</text:p>
      <text:p text:style-name="P15"><text:s text:c="11"/>INSERT INTO adulto(id_persoa, nome, apelido, tipo)</text:p>
      <text:p text:style-name="P15"><text:s text:c="11"/>VALUES (a, b, c, "adulto");</text:p>
      <text:p text:style-name="P15"><text:s text:c="8"/>ELSE</text:p>
      <text:p text:style-name="P15"><text:s text:c="11"/>INSERT INTO menor(id_persoa, nome, apelido, tipo)</text:p>
      <text:p text:style-name="P15"><text:s text:c="11"/>VALUES (a, b, c, "menor");</text:p>
      <text:p text:style-name="P15"><text:s text:c="8"/>END IF;</text:p>
      <text:p text:style-name="P15">END;</text:p>
      <text:p text:style-name="P15">$$</text:p>
      <text:p text:style-name="P15"/>
      <text:p text:style-name="P15">DELIMITER ;</text:p>
      <text:p text:style-name="P4"/>
      <text:p text:style-name="P4">Carga do procedemento na consola de mysql:</text:p>
      <text:p text:style-name="P17">MariaDB [<text:span text:style-name="T3">(escenario1)</text:span>]&gt; source LogPersoas.sql</text:p>
      <text:p text:style-name="P17">Query OK, 0 rows affected (0.00 sec)</text:p>
      <text:p text:style-name="P17"/>
      <text:p text:style-name="P37">MariaDB [<text:span text:style-name="T3">(escenario1)</text:span>]&gt; call LogPersoas( 14, "JOE", "JONES", 15);</text:p>
      <text:p text:style-name="P17">Query OK, 1 row affected (0.00 sec)</text:p>
      <text:p text:style-name="P17"/>
      <text:p text:style-name="P37">MariaDB [<text:span text:style-name="T3">(escenario1)</text:span>]&gt; <text:s/>select * from menor;</text:p>
      <text:p text:style-name="P17">+-----------+------+---------+-------+</text:p>
      <text:p text:style-name="P17">| id_persoa | nome | apelido | tipo <text:s/>|</text:p>
      <text:p text:style-name="P17">+-----------+------+---------+-------+</text:p>
      <text:p text:style-name="P17"><text:soft-page-break/>| <text:s text:c="7"/>14 | JOE <text:s/>| JONES <text:s text:c="2"/>| menor |</text:p>
      <text:p text:style-name="P17">+-----------+------+---------+-------+</text:p>
      <text:p text:style-name="P17">1 row in set (0.00 sec)</text:p>
      <text:p text:style-name="P18"/>
      <text:p text:style-name="P3"/>
      <text:p text:style-name="P2">Crea un trigger <text:span text:style-name="T9">disparaRexistro</text:span><text:span text:style-name="T11"> </text:span>que lanza o procedemento <text:span text:style-name="T12">LogPersoas</text:span> despois de cada inserción na táboa <text:span text:style-name="T12">persoa.</text:span></text:p>
      <text:p text:style-name="P4">Código:</text:p>
      <text:p text:style-name="P16">DELIMITER $$</text:p>
      <text:p text:style-name="P16">DROP TRIGGER IF EXISTS disparaRexistro$$</text:p>
      <text:p text:style-name="P16">CREATE TRIGGER disparaRexistro</text:p>
      <text:p text:style-name="P16"><text:s text:c="8"/>AFTER INSERT ON persoa</text:p>
      <text:p text:style-name="P16"><text:s text:c="8"/>FOR EACH ROW</text:p>
      <text:p text:style-name="P16">BEGIN</text:p>
      <text:p text:style-name="P16"><text:s text:c="8"/>call LogPersoas(new.id_persoa, new.nome, new.apelido, new.idade);</text:p>
      <text:p text:style-name="P16">END;</text:p>
      <text:p text:style-name="P16">$$</text:p>
      <text:p text:style-name="P16"/>
      <text:p text:style-name="P16">DELIMITER ;</text:p>
      <text:p text:style-name="P4"/>
      <text:p text:style-name="P4">Carga do trigger na consola de mysql:</text:p>
      <text:p text:style-name="P17">MariaDB [<text:span text:style-name="T3">(escenario1)</text:span>]&gt; source disparaRexistro.sql</text:p>
      <text:p text:style-name="P17">Query OK, 0 rows affected, 1 warning (0.00 sec)</text:p>
      <text:p text:style-name="P17"/>
      <text:p text:style-name="P38">MariaDB [<text:span text:style-name="T3">(escenario1)</text:span>]&gt; insert into persoa(id_persoa, nome, nif, apelido, idade)</text:p>
      <text:p text:style-name="P17"><text:s text:c="4"/>-&gt; VALUES (45, "Joline", "12345876J", "Jones", 27);</text:p>
      <text:p text:style-name="P17"/>
      <text:p text:style-name="P38">MariaDB [<text:span text:style-name="T3">(escenario1)</text:span>]&gt; select * from persoa;</text:p>
      <text:p text:style-name="P17">+-----------+--------+-----------+---------+-------+</text:p>
      <text:p text:style-name="P17">| id_persoa | nome <text:s text:c="2"/>| nif <text:s text:c="6"/>| apelido | idade |</text:p>
      <text:p text:style-name="P17">+-----------+--------+-----------+---------+-------+</text:p>
      <text:p text:style-name="P17">| <text:s text:c="7"/>45 | Joline | 12345876J | Jones <text:s text:c="2"/>| <text:s text:c="3"/>27 |</text:p>
      <text:p text:style-name="P17">+-----------+--------+-----------+---------+-------+</text:p>
      <text:p text:style-name="P17">1 row in set (0.00 sec)</text:p>
      <text:p text:style-name="P17"/>
      <text:p text:style-name="P38">MariaDB [<text:span text:style-name="T3">(escenario1)</text:span>]&gt; select * from adulto;</text:p>
      <text:p text:style-name="P17">+-----------+--------+---------+--------+</text:p>
      <text:p text:style-name="P17">| id_persoa | nome <text:s text:c="2"/>| apelido | tipo <text:s text:c="2"/>|</text:p>
      <text:p text:style-name="P17">+-----------+--------+---------+--------+</text:p>
      <text:p text:style-name="P17">| <text:s text:c="7"/>45 | Joline | Jones <text:s text:c="2"/>| adulto |</text:p>
      <text:p text:style-name="P17">+-----------+--------+---------+--------+</text:p>
      <text:p text:style-name="P17">1 row in set (0.00 sec)</text:p>
      <text:p text:style-name="P3"/>
      <text:p text:style-name="P2">Carga <text:span text:style-name="T13">insercións co teu usuario desde o teu host remoto:</text:span></text:p>
      <text:p text:style-name="P13">load.sql</text:p>
      <text:p text:style-name="P13">INSERT into persoa (id_persoa,nome,apelido,nif,idade) values (0,'Ana','Anez','00000000A',12);</text:p>
      <text:p text:style-name="P13">INSERT into persoa (id_persoa,nome,apelido,nif,idade) values (1,'Berta','Bertez','11111111B',20);</text:p>
      <text:p text:style-name="P13">INSERT into persoa (id_persoa,nome,apelido,nif,idade) values (2,'Carlos','Carlitez','22222222C',10);</text:p>
      <text:p text:style-name="P13">INSERT into persoa (id_persoa,nome,apelido,nif,idade) values (3,'David','Davidez','33333333D',40);</text:p>
      <text:p text:style-name="P13">INSERT into persoa (id_persoa,nome,apelido,nif,idade) values (4,'Esperanza','Esperanzez','44444444E',70);</text:p>
      <text:p text:style-name="P13"/>
      <text:p text:style-name="P2"/>
      <text:p text:style-name="P27"><text:soft-page-break/><text:span text:style-name="T11">UsuarioLocal@oTeuHost:~# </text:span><text:s/></text:p>
      <text:p text:style-name="P24"/>
      <text:p text:style-name="P24">kbertran2017@inf-208:~/E$ mysql -u kamila -p -h 192.168.2.181</text:p>
      <text:p text:style-name="P24"/>
      <text:p text:style-name="P25">MariaDB [<text:span text:style-name="T3">(escenario1)</text:span>]&gt; source load.sql</text:p>
      <text:p text:style-name="P24">Query OK, 1 row affected (0.00 sec)</text:p>
      <text:p text:style-name="P24"/>
      <text:p text:style-name="P24">Query OK, 1 row affected (0.00 sec)</text:p>
      <text:p text:style-name="P24"/>
      <text:p text:style-name="P24">Query OK, 1 row affected (0.00 sec)</text:p>
      <text:p text:style-name="P24"/>
      <text:p text:style-name="P24">Query OK, 1 row affected (0.01 sec)</text:p>
      <text:p text:style-name="P24"/>
      <text:p text:style-name="P24">Query OK, 1 row affected (0.00 sec)</text:p>
      <text:p text:style-name="P24"/>
      <text:p text:style-name="P25">MariaDB [<text:span text:style-name="T3">(escenario1)</text:span>]&gt; select * from persoa;</text:p>
      <text:p text:style-name="P24">+-----------+-----------+-----------+------------+-------+</text:p>
      <text:p text:style-name="P24">| id_persoa | nome <text:s text:c="5"/>| nif <text:s text:c="6"/>| apelido <text:s text:c="3"/>| idade |</text:p>
      <text:p text:style-name="P24">+-----------+-----------+-----------+------------+-------+</text:p>
      <text:p text:style-name="P24">| <text:s text:c="7"/>45 | Joline <text:s text:c="3"/>| 12345876J | Jones <text:s text:c="5"/>| <text:s text:c="3"/>27 |</text:p>
      <text:p text:style-name="P24">| <text:s text:c="8"/>0 | Ana <text:s text:c="6"/>| 00000000A | Anez <text:s text:c="6"/>| <text:s text:c="3"/>12 |</text:p>
      <text:p text:style-name="P24">| <text:s text:c="8"/>1 | Berta <text:s text:c="4"/>| 11111111B | Bertez <text:s text:c="4"/>| <text:s text:c="3"/>20 |</text:p>
      <text:p text:style-name="P24">| <text:s text:c="8"/>2 | Carlos <text:s text:c="3"/>| 22222222C | Carlitez <text:s text:c="2"/>| <text:s text:c="3"/>10 |</text:p>
      <text:p text:style-name="P24">| <text:s text:c="8"/>3 | David <text:s text:c="4"/>| 33333333D | Davidez <text:s text:c="3"/>| <text:s text:c="3"/>40 |</text:p>
      <text:p text:style-name="P24">| <text:s text:c="8"/>4 | Esperanza | 44444444E | Esperanzez | <text:s text:c="3"/>70 |</text:p>
      <text:p text:style-name="P24">+-----------+-----------+-----------+------------+-------+</text:p>
      <text:p text:style-name="P24">6 rows in set (0.00 sec)</text:p>
      <text:p text:style-name="P24"/>
      <text:p text:style-name="P25">MariaDB [<text:span text:style-name="T3">(escenario1)</text:span>]&gt; select * from adulto;</text:p>
      <text:p text:style-name="P24">+-----------+-----------+------------+--------+</text:p>
      <text:p text:style-name="P24">| id_persoa | nome <text:s text:c="5"/>| apelido <text:s text:c="3"/>| tipo <text:s text:c="2"/>|</text:p>
      <text:p text:style-name="P24">+-----------+-----------+------------+--------+</text:p>
      <text:p text:style-name="P24">| <text:s text:c="7"/>45 | Joline <text:s text:c="3"/>| Jones <text:s text:c="5"/>| adulto |</text:p>
      <text:p text:style-name="P24">| <text:s text:c="8"/>1 | Berta <text:s text:c="4"/>| Bertez <text:s text:c="4"/>| adulto |</text:p>
      <text:p text:style-name="P24">| <text:s text:c="8"/>3 | David <text:s text:c="4"/>| Davidez <text:s text:c="3"/>| adulto |</text:p>
      <text:p text:style-name="P24">| <text:s text:c="8"/>4 | Esperanza | Esperanzez | adulto |</text:p>
      <text:p text:style-name="P24">+-----------+-----------+------------+--------+</text:p>
      <text:p text:style-name="P24">4 rows in set (0.00 sec)</text:p>
      <text:p text:style-name="P24"/>
      <text:p text:style-name="P25">MariaDB [<text:span text:style-name="T3">(escenario1)</text:span>]&gt; select * from menor;</text:p>
      <text:p text:style-name="P25">+-----------+--------+----------+-------+</text:p>
      <text:p text:style-name="P25">| id_persoa | nome <text:s text:c="2"/>| apelido <text:s/>| tipo <text:s/>|</text:p>
      <text:p text:style-name="P25">+-----------+--------+----------+-------+</text:p>
      <text:p text:style-name="P25">| <text:s text:c="7"/>14 | JOE <text:s text:c="3"/>| JONES <text:s text:c="3"/>| menor |</text:p>
      <text:p text:style-name="P25">| <text:s text:c="7"/>16 | JOE <text:s text:c="3"/>| JONE <text:s text:c="4"/>| menor |</text:p>
      <text:p text:style-name="P25">| <text:s text:c="8"/>0 | Ana <text:s text:c="3"/>| Anez <text:s text:c="4"/>| menor |</text:p>
      <text:p text:style-name="P25">| <text:s text:c="8"/>2 | Carlos | Carlitez | menor |</text:p>
      <text:p text:style-name="P25">+-----------+--------+----------+-------+</text:p>
      <text:p text:style-name="P25">4 rows in set (0.00 sec)</text:p>
      <text:p text:style-name="P11"/>
      <text:p text:style-name="P2">Crea unha vista <text:span text:style-name="T10">listaXente</text:span><text:span text:style-name="T15"> coa UNION das táboas</text:span> <text:span text:style-name="T13">adulto e menor </text:span>que mostre os resultados dunha mais de outra</text:p>
      <text:p text:style-name="P27">MariaDB [<text:span text:style-name="T3">(escenario1)</text:span>]&gt; create view AM as select * from menor union select * from adulto;</text:p>
      <text:p text:style-name="P27">Query OK, 0 rows affected (0.02 sec<text:span text:style-name="T20">)</text:span></text:p>
      <text:p text:style-name="P21"/>
      <text:p text:style-name="P21"/>
      <text:p text:style-name="P12"/>
      <text:p text:style-name="P11">Crea <text:span text:style-name="T13">un</text:span> usuario <text:s/>r_oTeuNome con permisos de lectura sobre <text:span text:style-name="T15">a vista </text:span><text:span text:style-name="T10">listaXente</text:span><text:span text:style-name="T15"> que poida conectarse desde calquera ubicación/máquina:</text:span></text:p>
      <text:p text:style-name="P40"><text:soft-page-break/>MariaDB [<text:span text:style-name="T3">(none)</text:span>]&gt; GRANT SELECT ON <text:span text:style-name="T3">escenario1</text:span>.listaXente TO r_kamila@'%' IDENTIFIED BY 'zxc123.';</text:p>
      <text:p text:style-name="P27">Query OK, 0 rows affected, 1 warning (0,01 sec)</text:p>
      <text:p text:style-name="P11"/>
      <text:p text:style-name="P6">Mostra o resultado da vista utilizando o novo usuario: r_oTeuNome.</text:p>
      <text:p text:style-name="P28">MariaDB [<text:span text:style-name="T3">(none)</text:span>]&gt; <text:s/>SELECT * from listaXente;</text:p>
      <text:p text:style-name="P28">+-----------+-----------+------------+--------+</text:p>
      <text:p text:style-name="P28">| id_persoa | nome <text:s text:c="5"/>| apelido <text:s text:c="3"/>| tipo <text:s text:c="2"/>|</text:p>
      <text:p text:style-name="P28">+-----------+-----------+------------+--------+</text:p>
      <text:p text:style-name="P28">| <text:s text:c="8"/>0 | Ana <text:s text:c="6"/>| Anez <text:s text:c="6"/>| menor <text:s/>|</text:p>
      <text:p text:style-name="P28">| <text:s text:c="8"/>2 | Carlos <text:s text:c="3"/>| Carlitez <text:s text:c="2"/>| menor <text:s/>|</text:p>
      <text:p text:style-name="P28">| <text:s text:c="8"/>1 | Berta <text:s text:c="4"/>| Bertez <text:s text:c="4"/>| adulto |</text:p>
      <text:p text:style-name="P28">| <text:s text:c="8"/>3 | David <text:s text:c="4"/>| Davidez <text:s text:c="3"/>| adulto |</text:p>
      <text:p text:style-name="P28">| <text:s text:c="8"/>4 | Esperanza | Esperanzez | adulto |</text:p>
      <text:p text:style-name="P28">+-----------+-----------+------------+--------+</text:p>
      <text:p text:style-name="P28">5 rows in set (0,00 sec)</text:p>
      <text:p text:style-name="P28"/>
      <text:p text:style-name="P6"/>
      <text:p text:style-name="P5">Fai unha volcado/copia de seguridade da base de datos, <text:span text:style-name="T5">chámalle: backup_Escenario_I.sql</text:span></text:p>
      <text:p text:style-name="P21"><text:span text:style-name="T3">root@debianBase:~# </text:span><text:s/>mysqldump -u root -p <text:span text:style-name="T21">escenario</text:span>1 &gt; <text:span text:style-name="T21">escenario</text:span>1-$(date +%F).sql</text:p>
      <text:p text:style-name="P21"/>
      <text:p text:style-name="P43"><text:span text:style-name="T3">root@debianBase:~# </text:span>ls</text:p>
      <text:p text:style-name="P21"/>
      <text:p text:style-name="P21">escenario1-2018-12-12.sql</text:p>
      <text:p text:style-name="P21"/>
      <text:h text:style-name="Heading_20_2" text:outline-level="2">Entrega</text:h>
      <text:p text:style-name="P1"><text:span text:style-name="T2">Salva este ficheiro, unha vez que o completes, co nome</text:span><text:span text:style-name="T1">: </text:span><text:span text:style-name="T2">ASXBD_Escenario_I</text:span><text:span text:style-name="T1">_OteuNome_OTeuAp</text:span><text:span text:style-name="T2">e</text:span><text:span text:style-name="T1">lido1.</text:span><text:span text:style-name="T2">odt</text:span></text:p>
      <text:p text:style-name="P39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igo" style:family="paragraph" style:parent-style-name="Standard">
      <style:text-properties style:font-name="Courier New" fo:font-family="'Courier New'" style:font-style-name="Estándar" style:font-family-generic="modern" style:font-pitch="fixed" style:font-size-asian="10.5pt"/>
    </style:style>
    <style:style style:name="codigo_20_solucion" style:display-name="codigo solucion" style:family="paragraph" style:parent-style-name="codigo" style:master-page-name="">
      <loext:graphic-properties draw:fill="solid" draw:fill-color="#dddddd"/>
      <style:paragraph-properties style:page-number="auto" fo:background-color="#dddddd" style:shadow="none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47:26.277859834</meta:creation-date>
    <meta:generator>LibreOffice/6.1.2.1$Linux_X86_64 LibreOffice_project/10$Build-1</meta:generator>
    <dc:date>2018-12-12T20:50:23.922669326</dc:date>
    <meta:editing-duration>PT5H4M53S</meta:editing-duration>
    <meta:editing-cycles>50</meta:editing-cycles>
    <meta:document-statistic meta:table-count="0" meta:image-count="0" meta:object-count="0" meta:page-count="7" meta:paragraph-count="265" meta:word-count="1626" meta:character-count="11025" meta:non-whitespace-character-count="9105"/>
  </office:meta>
</office:document-meta>
</file>